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2in" style:rel-column-width="18927*"/>
    </style:style>
    <style:style style:name="Table4.B" style:family="table-column">
      <style:table-column-properties style:column-width="0.5799in" style:rel-column-width="5487*"/>
    </style:style>
    <style:style style:name="Table4.D" style:family="table-column">
      <style:table-column-properties style:column-width="2.35in" style:rel-column-width="22239*"/>
    </style:style>
    <style:style style:name="Table4.E" style:family="table-column">
      <style:table-column-properties style:column-width="1.4153in" style:rel-column-width="1339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2in" style:rel-column-width="18927*"/>
    </style:style>
    <style:style style:name="Table2.B" style:family="table-column">
      <style:table-column-properties style:column-width="0.5799in" style:rel-column-width="5487*"/>
    </style:style>
    <style:style style:name="Table2.D" style:family="table-column">
      <style:table-column-properties style:column-width="2.35in" style:rel-column-width="22239*"/>
    </style:style>
    <style:style style:name="Table2.E" style:family="table-column">
      <style:table-column-properties style:column-width="1.4153in" style:rel-column-width="1339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2in" style:rel-column-width="18927*"/>
    </style:style>
    <style:style style:name="Table3.B" style:family="table-column">
      <style:table-column-properties style:column-width="0.5799in" style:rel-column-width="5487*"/>
    </style:style>
    <style:style style:name="Table3.D" style:family="table-column">
      <style:table-column-properties style:column-width="2.35in" style:rel-column-width="22239*"/>
    </style:style>
    <style:style style:name="Table3.E" style:family="table-column">
      <style:table-column-properties style:column-width="1.4153in" style:rel-column-width="133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nTransport" style:family="table">
      <style:table-properties style:width="6.925in" table:align="margins" style:writing-mode="lr-tb"/>
    </style:style>
    <style:style style:name="CanTransport.A" style:family="table-column">
      <style:table-column-properties style:column-width="2in" style:rel-column-width="18927*"/>
    </style:style>
    <style:style style:name="CanTransport.B" style:family="table-column">
      <style:table-column-properties style:column-width="0.5799in" style:rel-column-width="5487*"/>
    </style:style>
    <style:style style:name="CanTransport.D" style:family="table-column">
      <style:table-column-properties style:column-width="2.3451in" style:rel-column-width="22193*"/>
    </style:style>
    <style:style style:name="CanTransport.E" style:family="table-column">
      <style:table-column-properties style:column-width="1.4201in" style:rel-column-width="13441*"/>
    </style:style>
    <style:style style:name="CanTrans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nTransport.E1" style:family="table-cell">
      <style:table-cell-properties fo:padding="0.0382in" fo:border="0.0007in solid #000000"/>
    </style:style>
    <style:style style:name="CanTransport.A2" style:family="table-cell">
      <style:table-cell-properties fo:padding="0.0382in" fo:border-left="0.0007in solid #000000" fo:border-right="none" fo:border-top="none" fo:border-bottom="0.0007in solid #000000"/>
    </style:style>
    <style:style style:name="CanTransport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319in" fo:margin-left="-0.0049in" fo:margin-right="-0.0021in" table:align="margins" style:writing-mode="lr-tb"/>
    </style:style>
    <style:style style:name="Table9.A" style:family="table-column">
      <style:table-column-properties style:column-width="1.7208in" style:rel-column-width="16268*"/>
    </style:style>
    <style:style style:name="Table9.B" style:family="table-column">
      <style:table-column-properties style:column-width="0.5444in" style:rel-column-width="5147*"/>
    </style:style>
    <style:style style:name="Table9.C" style:family="table-column">
      <style:table-column-properties style:column-width="0.5847in" style:rel-column-width="5527*"/>
    </style:style>
    <style:style style:name="Table9.D" style:family="table-column">
      <style:table-column-properties style:column-width="0.6333in" style:rel-column-width="5987*"/>
    </style:style>
    <style:style style:name="Table9.E" style:family="table-column">
      <style:table-column-properties style:column-width="1.8299in" style:rel-column-width="17299*"/>
    </style:style>
    <style:style style:name="Table9.F" style:family="table-column">
      <style:table-column-properties style:column-width="1.6188in" style:rel-column-width="15307*"/>
    </style:style>
    <style:style style:name="Table9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9.F1" style:family="table-cell">
      <style:table-cell-properties style:vertical-align="middle" fo:padding="0.0382in" fo:border="0.0007in solid #000000"/>
    </style:style>
    <style:style style:name="Table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Table_20_Contents" style:list-style-name="L3"/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text-position="super 58%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text-properties fo:language="zxx" fo:country="none" style:language-asian="zxx" style:country-asian="none"/>
    </style:style>
    <style:style style:name="P14" style:family="paragraph" style:parent-style-name="Header">
      <style:paragraph-properties style:snap-to-layout-grid="false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23" style:family="paragraph" style:parent-style-name="Table_20_Contents">
      <style:paragraph-properties fo:text-align="center" style:justify-single-word="false"/>
      <style:text-properties style:text-position="super 58%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Heading_20_1" style:master-page-name="First_20_Page">
      <style:paragraph-properties style:page-number="auto"/>
    </style:style>
    <style:style style:name="P33" style:family="paragraph" style:parent-style-name="Table_20_Contents" style:list-style-name="L3"/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38" style:family="paragraph" style:parent-style-name="Table_20_Contents">
      <style:paragraph-properties fo:text-align="center" style:justify-single-word="false"/>
      <style:text-properties style:text-position="super 58%"/>
    </style:style>
    <style:style style:name="P3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 style:list-style-name="L1"/>
    <style:style style:name="P42" style:family="paragraph" style:parent-style-name="Standard" style:list-style-name="L4"/>
    <style:style style:name="P43" style:family="paragraph" style:parent-style-name="Standard" style:list-style-name="L2"/>
    <style:style style:name="P44" style:family="paragraph" style:parent-style-name="Standard">
      <style:paragraph-properties fo:text-align="center" style:justify-single-word="false"/>
    </style:style>
    <style:style style:name="P45" style:family="paragraph">
      <style:paragraph-properties style:writing-mode="lr-tb"/>
    </style:style>
    <style:style style:name="P4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text-position="super 58%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style:text-position="super 58%"/>
    </style:style>
    <style:style style:name="T6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50403712" text:id="ct450403712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450403888" text:id="ct450403888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450661264" text:id="ct45066126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285617696" text:id="ct285617696">
          <text:insertion>
            <office:change-info>
              <dc:creator>Unknown Author</dc:creator>
              <dc:date>2013-01-25T09:04:00</dc:date>
            </office:change-info>
          </text:insertion>
        </text:changed-region>
        <text:changed-region xml:id="ct286002832" text:id="ct286002832">
          <text:insertion>
            <office:change-info>
              <dc:creator>Unknown Author</dc:creator>
              <dc:date>2013-01-25T09:05:00</dc:date>
            </office:change-info>
          </text:insertion>
        </text:changed-region>
        <text:changed-region xml:id="ct450661600" text:id="ct450661600">
          <text:deletion>
            <office:change-info>
              <dc:creator>Unknown Author</dc:creator>
              <dc:date>2013-01-25T09:50:00</dc:date>
            </office:change-info>
            <text:p text:style-name="Standard">Specifications</text:p>
          </text:deletion>
        </text:changed-region>
        <text:changed-region xml:id="ct450661440" text:id="ct450661440">
          <text:insertion>
            <office:change-info>
              <dc:creator>Unknown Author</dc:creator>
              <dc:date>2013-01-25T09:50:00</dc:date>
            </office:change-info>
          </text:insertion>
        </text:changed-region>
        <text:changed-region xml:id="ct299152992" text:id="ct299152992">
          <text:insertion>
            <office:change-info>
              <dc:creator>Unknown Author</dc:creator>
              <dc:date>2013-01-25T09:51:00</dc:date>
            </office:change-info>
          </text:insertion>
        </text:changed-region>
        <text:changed-region xml:id="ct285618160" text:id="ct285618160">
          <text:deletion>
            <office:change-info>
              <dc:creator>Unknown Author</dc:creator>
              <dc:date>2013-01-25T09:51:00</dc:date>
            </office:change-info>
            <text:list xml:id="list2770410350847503745" text:style-name="L1">
              <text:list-item>
                <text:p text:style-name="P1"/>
              </text:list-item>
              <text:list-item>
                <text:p text:style-name="P1">The OpenLCB Message Network Standard, which specifies the OpenLCB message transport mechanism.</text:p>
              </text:list-item>
            </text:list>
          </text:deletion>
        </text:changed-region>
        <text:changed-region xml:id="ct299640032" text:id="ct299640032">
          <text:insertion>
            <office:change-info>
              <dc:creator>Unknown Author</dc:creator>
              <dc:date>2013-01-25T09:02:00</dc:date>
            </office:change-info>
          </text:insertion>
        </text:changed-region>
        <text:changed-region xml:id="ct299640128" text:id="ct299640128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299639792" text:id="ct299639792">
          <text:deletion>
            <office:change-info>
              <dc:creator>Unknown Author</dc:creator>
              <dc:date>2013-01-25T09:02:00</dc:date>
            </office:change-info>
            <text:p text:style-name="Standard">The “CAN format” column specifies the format of CAN frames when communicating in CAN format.</text:p>
          </text:deletion>
        </text:changed-region>
        <text:changed-region xml:id="ct299485648" text:id="ct299485648">
          <text:insertion>
            <office:change-info>
              <dc:creator>Unknown Author</dc:creator>
              <dc:date>2013-01-25T09:37:00</dc:date>
            </office:change-info>
          </text:insertion>
        </text:changed-region>
        <text:changed-region xml:id="ct299485744" text:id="ct299485744">
          <text:deletion>
            <office:change-info>
              <dc:creator>Unknown Author</dc:creator>
              <dc:date>2013-01-25T09:37:00</dc:date>
            </office:change-info>
            <text:p text:style-name="P2"/>
            <text:p text:style-name="P2">MTI</text:p>
          </text:deletion>
        </text:changed-region>
        <text:changed-region xml:id="ct299640384" text:id="ct299640384">
          <text:deletion>
            <office:change-info>
              <dc:creator>Unknown Author</dc:creator>
              <dc:date>2013-01-25T09:09:00</dc:date>
            </office:change-info>
            <text:h text:style-name="Heading_20_3" text:outline-level="3">CAN-Datagram Content Single Frame</text:h>
            <text:p text:style-name="Standard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2">Name</text:p>
                </table:table-cell>
                <table:table-cell table:style-name="Table5.A1" office:value-type="string">
                  <text:p text:style-name="P2">Dest ID</text:p>
                </table:table-cell>
                <table:table-cell table:style-name="Table5.A1" office:value-type="string">
                  <text:p text:style-name="P2">Event ID</text:p>
                </table:table-cell>
                <table:table-cell table:style-name="Table5.A1" office:value-type="string">
                  <text:p text:style-name="P2">Common</text:p>
                  <text:p text:style-name="P2">MTI</text:p>
                </table:table-cell>
                <table:table-cell table:style-name="Table5.A1" office:value-type="string">
                  <text:p text:style-name="P2">CAN format</text:p>
                </table:table-cell>
                <table:table-cell table:style-name="Table5.F1" office:value-type="string">
                  <text:p text:style-name="P2">Data Content</text:p>
                </table:table-cell>
              </table:table-row>
              <table:table-row>
                <table:table-cell table:style-name="Table5.A2" office:value-type="string">
                  <text:p text:style-name="Table_20_Contents">Datagram Content Single Frame</text:p>
                </table:table-cell>
                <table:table-cell table:style-name="Table5.A2" office:value-type="string">
                  <text:p text:style-name="P6">N</text:p>
                </table:table-cell>
                <table:table-cell table:style-name="Table5.A2" office:value-type="string">
                  <text:p text:style-name="P6">Y</text:p>
                </table:table-cell>
                <table:table-cell table:style-name="Table5.A2" office:value-type="string">
                  <text:p text:style-name="P6">N/A</text:p>
                </table:table-cell>
                <table:table-cell table:style-name="Table5.A2" office:value-type="string">
                  <text:p text:style-name="P6">0x1Add,dsss</text:p>
                </table:table-cell>
                <table:table-cell table:style-name="Table5.F2" office:value-type="string">
                  <text:p text:style-name="P6">0-8 bytes</text:p>
                </table:table-cell>
              </table:table-row>
            </table:table>
            <text:p text:style-name="Standard"/>
            <text:h text:style-name="Heading_20_3" text:outline-level="3">CAN-Datagram Content First Frame</text:h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2">Name</text:p>
                </table:table-cell>
                <table:table-cell table:style-name="Table6.A1" office:value-type="string">
                  <text:p text:style-name="P2">Dest ID</text:p>
                </table:table-cell>
                <table:table-cell table:style-name="Table6.A1" office:value-type="string">
                  <text:p text:style-name="P2">Event ID</text:p>
                </table:table-cell>
                <table:table-cell table:style-name="Table6.A1" office:value-type="string">
                  <text:p text:style-name="P2">Common</text:p>
                  <text:p text:style-name="P2">MTI</text:p>
                </table:table-cell>
                <table:table-cell table:style-name="Table6.A1" office:value-type="string">
                  <text:p text:style-name="P2">CAN format</text:p>
                </table:table-cell>
                <table:table-cell table:style-name="Table6.F1" office:value-type="string">
                  <text:p text:style-name="P2">Data Content</text:p>
                </table:table-cell>
              </table:table-row>
              <table:table-row>
                <table:table-cell table:style-name="Table6.A2" office:value-type="string">
                  <text:p text:style-name="Table_20_Contents">Datagram Content First Frame</text:p>
                </table:table-cell>
                <table:table-cell table:style-name="Table6.A2" office:value-type="string">
                  <text:p text:style-name="P6">Y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A2" office:value-type="string">
                  <text:p text:style-name="P6">N/A</text:p>
                </table:table-cell>
                <table:table-cell table:style-name="Table6.A2" office:value-type="string">
                  <text:p text:style-name="P6">0x1Bdd,dsss</text:p>
                </table:table-cell>
                <table:table-cell table:style-name="Table6.F2" office:value-type="string">
                  <text:p text:style-name="P6">0-8 bytes</text:p>
                </table:table-cell>
              </table:table-row>
            </table:table>
            <text:p text:style-name="Standard"/>
            <text:h text:style-name="Heading_20_3" text:outline-level="3">CAN-Datagram Content Middle Frame</text:h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2">Name</text:p>
                </table:table-cell>
                <table:table-cell table:style-name="Table7.A1" office:value-type="string">
                  <text:p text:style-name="P2">Dest ID</text:p>
                </table:table-cell>
                <table:table-cell table:style-name="Table7.A1" office:value-type="string">
                  <text:p text:style-name="P2">Event ID</text:p>
                </table:table-cell>
                <table:table-cell table:style-name="Table7.A1" office:value-type="string">
                  <text:p text:style-name="P2">Common</text:p>
                  <text:p text:style-name="P2">MTI</text:p>
                </table:table-cell>
                <table:table-cell table:style-name="Table7.A1" office:value-type="string">
                  <text:p text:style-name="P2">CAN format</text:p>
                </table:table-cell>
                <table:table-cell table:style-name="Table7.F1" office:value-type="string">
                  <text:p text:style-name="P2">Data Content</text:p>
                </table:table-cell>
              </table:table-row>
              <table:table-row>
                <table:table-cell table:style-name="Table7.A2" office:value-type="string">
                  <text:p text:style-name="Table_20_Contents">Datagram Content Middle Frame</text:p>
                </table:table-cell>
                <table:table-cell table:style-name="Table7.A2" office:value-type="string">
                  <text:p text:style-name="P6">Y</text:p>
                </table:table-cell>
                <table:table-cell table:style-name="Table7.A2" office:value-type="string">
                  <text:p text:style-name="P6">N</text:p>
                </table:table-cell>
                <table:table-cell table:style-name="Table7.A2" office:value-type="string">
                  <text:p text:style-name="P6">N/A</text:p>
                </table:table-cell>
                <table:table-cell table:style-name="Table7.A2" office:value-type="string">
                  <text:p text:style-name="P6">0x1Cdd,dsss</text:p>
                </table:table-cell>
                <table:table-cell table:style-name="Table7.F2" office:value-type="string">
                  <text:p text:style-name="P6">0-8 bytes</text:p>
                </table:table-cell>
              </table:table-row>
            </table:table>
            <text:p text:style-name="Standard"/>
            <text:h text:style-name="Heading_20_3" text:outline-level="3">CAN Datagram Content Last Frame</text:h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row>
                <table:table-cell table:style-name="Table8.A1" office:value-type="string">
                  <text:p text:style-name="P2">Name</text:p>
                </table:table-cell>
                <table:table-cell table:style-name="Table8.A1" office:value-type="string">
                  <text:p text:style-name="P2">Dest ID</text:p>
                </table:table-cell>
                <table:table-cell table:style-name="Table8.A1" office:value-type="string">
                  <text:p text:style-name="P2">Event ID</text:p>
                </table:table-cell>
                <table:table-cell table:style-name="Table8.A1" office:value-type="string">
                  <text:p text:style-name="P2">Common</text:p>
                  <text:p text:style-name="P2">MTI</text:p>
                </table:table-cell>
                <table:table-cell table:style-name="Table8.A1" office:value-type="string">
                  <text:p text:style-name="P2">CAN format</text:p>
                </table:table-cell>
                <table:table-cell table:style-name="Table8.F1" office:value-type="string">
                  <text:p text:style-name="P2">Data Content</text:p>
                </table:table-cell>
              </table:table-row>
              <table:table-row>
                <table:table-cell table:style-name="Table8.A2" office:value-type="string">
                  <text:p text:style-name="Table_20_Contents">Datagram Content Last Frame</text:p>
                </table:table-cell>
                <table:table-cell table:style-name="Table8.A2" office:value-type="string">
                  <text:p text:style-name="P6">Y</text:p>
                </table:table-cell>
                <table:table-cell table:style-name="Table8.A2" office:value-type="string">
                  <text:p text:style-name="P6">N</text:p>
                </table:table-cell>
                <table:table-cell table:style-name="Table8.A2" office:value-type="string">
                  <text:p text:style-name="P6">N/A</text:p>
                </table:table-cell>
                <table:table-cell table:style-name="Table8.A2" office:value-type="string">
                  <text:p text:style-name="P6">0x1Ddd,dsss</text:p>
                </table:table-cell>
                <table:table-cell table:style-name="Table8.F2" office:value-type="string">
                  <text:p text:style-name="P6">0-8 bytes</text:p>
                </table:table-cell>
              </table:table-row>
            </table:table>
            <text:p text:style-name="Standard"/>
          </text:deletion>
        </text:changed-region>
        <text:changed-region xml:id="ct299481664" text:id="ct299481664">
          <text:insertion>
            <office:change-info>
              <dc:creator>Unknown Author</dc:creator>
              <dc:date>2013-01-25T09:38:00</dc:date>
            </office:change-info>
          </text:insertion>
        </text:changed-region>
        <text:changed-region xml:id="ct299481760" text:id="ct299481760">
          <text:deletion>
            <office:change-info>
              <dc:creator>Unknown Author</dc:creator>
              <dc:date>2013-01-25T09:38:00</dc:date>
            </office:change-info>
            <text:p text:style-name="P2"/>
            <text:p text:style-name="P2">MTI</text:p>
          </text:deletion>
        </text:changed-region>
        <text:changed-region xml:id="ct299526912" text:id="ct299526912">
          <text:insertion>
            <office:change-info>
              <dc:creator>Unknown Author</dc:creator>
              <dc:date>2013-01-25T09:39:00</dc:date>
            </office:change-info>
          </text:insertion>
        </text:changed-region>
        <text:changed-region xml:id="ct299526400" text:id="ct299526400">
          <text:deletion>
            <office:change-info>
              <dc:creator>Unknown Author</dc:creator>
              <dc:date>2013-01-25T09:39:00</dc:date>
            </office:change-info>
            <text:p text:style-name="P2"/>
            <text:p text:style-name="P2">MTI</text:p>
          </text:deletion>
        </text:changed-region>
        <text:changed-region xml:id="ct354929568" text:id="ct354929568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283879104" text:id="ct283879104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0251856" text:id="ct450251856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168749360" text:id="ct168749360">
          <text:deletion>
            <office:change-info>
              <dc:creator>Unknown Author</dc:creator>
              <dc:date>2013-01-25T10:29:00</dc:date>
            </office:change-info>
            <text:p text:style-name="Standard">Specific</text:p>
          </text:deletion>
        </text:changed-region>
        <text:changed-region xml:id="ct282453824" text:id="ct282453824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271891632" text:id="ct271891632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355449536" text:id="ct355449536">
          <text:deletion>
            <office:change-info>
              <dc:creator>Unknown Author</dc:creator>
              <dc:date>2013-01-25T10:29:00</dc:date>
            </office:change-info>
            <text:p text:style-name="Standard">1</text:p>
          </text:deletion>
        </text:changed-region>
        <text:changed-region xml:id="ct355003392" text:id="ct355003392">
          <text:deletion>
            <office:change-info>
              <dc:creator>Unknown Author</dc:creator>
              <dc:date>2013-01-25T10:30:00</dc:date>
            </office:change-info>
            <text:p text:style-name="Standard">Permanent error, s</text:p>
          </text:deletion>
        </text:changed-region>
        <text:changed-region xml:id="ct355199040" text:id="ct355199040">
          <text:insertion>
            <office:change-info>
              <dc:creator>Unknown Author</dc:creator>
              <dc:date>2013-01-25T10:30:00</dc:date>
            </office:change-info>
          </text:insertion>
        </text:changed-region>
        <text:changed-region xml:id="ct283911376" text:id="ct283911376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329907648" text:id="ct329907648">
          <text:deletion>
            <office:change-info>
              <dc:creator>Unknown Author</dc:creator>
              <dc:date>2013-01-25T10:29:00</dc:date>
            </office:change-info>
            <text:p text:style-name="Standard">1</text:p>
          </text:deletion>
        </text:changed-region>
        <text:changed-region xml:id="ct54359584" text:id="ct54359584">
          <text:deletion>
            <office:change-info>
              <dc:creator>Unknown Author</dc:creator>
              <dc:date>2013-01-25T10:30:00</dc:date>
            </office:change-info>
            <text:p text:style-name="Standard">Permanent error, d</text:p>
          </text:deletion>
        </text:changed-region>
        <text:changed-region xml:id="ct330087552" text:id="ct330087552">
          <text:insertion>
            <office:change-info>
              <dc:creator>Unknown Author</dc:creator>
              <dc:date>2013-01-25T10:30:00</dc:date>
            </office:change-info>
          </text:insertion>
        </text:changed-region>
        <text:changed-region xml:id="ct167826960" text:id="ct167826960">
          <text:deletion>
            <office:change-info>
              <dc:creator>Unknown Author</dc:creator>
              <dc:date>2013-01-25T10:30:00</dc:date>
            </office:change-info>
            <text:list xml:id="list3683275371403660808" text:style-name="L2">
              <text:list-item>
                <text:p text:style-name="P3">0x2000 – Temporary condition, please resend – some temporary condition in the receiving node prevented receiving the datagram, but there's reason to believe a resend will succeed.</text:p>
              </text:list-item>
              <text:list-item>
                <text:p text:style-name="P3">0x6000 – Transport error, please resend – some temporary condition, possibly in the transport layer, prevented receiving the datagram, but there's reason to believe a resend will succeed.</text:p>
              </text:list-item>
            </text:list>
          </text:deletion>
        </text:changed-region>
        <text:changed-region xml:id="ct285999408" text:id="ct285999408">
          <text:deletion>
            <office:change-info>
              <dc:creator>Unknown Author</dc:creator>
              <dc:date>2013-01-25T09:10:00</dc:date>
            </office:change-info>
            <text:h text:style-name="Heading_20_3" text:outline-level="3">CAN Protocol</text:h>
            <text:p text:style-name="Standard">Normal transmission of a datagram over CAN consists of the transmitting node sending the Datagram Content message using one of two sequences of Datagram frames:</text:p>
            <text:list xml:id="list1929031323906857131" text:style-name="L3">
              <text:list-item>
                <text:p text:style-name="P4">One Datagram Content Single Frame</text:p>
              </text:list-item>
              <text:list-item>
                <text:p text:style-name="P4">One Datagram Content First Frame, followed by zero or more Datagram Content Middle Frame, followed by one Datagram Content Last Frame</text:p>
              </text:list-item>
            </text:list>
            <text:p text:style-name="Table_20_Contents">A receiving node receiving either of the above sequences shall send either a Datagram Received OK or Datagram Rejected message in reply.</text:p>
          </text:deletion>
        </text:changed-region>
        <text:changed-region xml:id="ct299622496" text:id="ct299622496">
          <text:deletion>
            <office:change-info>
              <dc:creator>Unknown Author</dc:creator>
              <dc:date>2013-01-25T09:33:00</dc:date>
            </office:change-info>
            <text:p text:style-name="Standard">Out-of-Sequence</text:p>
          </text:deletion>
        </text:changed-region>
        <text:changed-region xml:id="ct299622608" text:id="ct299622608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299622352" text:id="ct299622352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450403040" text:id="ct450403040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450403136" text:id="ct450403136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285999088" text:id="ct285999088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285999184" text:id="ct285999184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285999280" text:id="ct285999280">
          <text:deletion>
            <office:change-info>
              <dc:creator>Unknown Author</dc:creator>
              <dc:date>2013-01-25T09:07:00</dc:date>
            </office:change-info>
            <text:h text:style-name="Heading_20_3" text:outline-level="3">CAN Protocol</text:h>
            <text:p text:style-name="Standard">If a receiving node receives a sequence of Datagram frames other than one of</text:p>
            <text:list xml:id="list1739219900" text:continue-numbering="true" text:style-name="L3">
              <text:list-item>
                <text:p text:style-name="P4">One Datagram Content Single Frame</text:p>
              </text:list-item>
              <text:list-item>
                <text:p text:style-name="P4">One Datagram Content First Frame, followed by zero or more Datagram Content Middle Frame, followed by one Datagram Content Last Frame</text:p>
              </text:list-item>
            </text:list>
            <text:p text:style-name="Table_20_Contents">the receiving node shall send a Datagram Rejected message with the Out-of-Sequence error bit set.</text:p>
          </text:deletion>
        </text:changed-region>
        <text:changed-region xml:id="ct285719312" text:id="ct28571931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672832" text:id="ct45067283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672688" text:id="ct45067268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402656" text:id="ct45040265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672464" text:id="ct45067246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99622944" text:id="ct2996229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381536" text:id="ct45038153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402784" text:id="ct45040278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403552" text:id="ct4504035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381728" text:id="ct45038172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583888" text:id="ct450583888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450381952" text:id="ct450381952">
          <text:insertion>
            <office:change-info>
              <dc:creator>Unknown Author</dc:creator>
              <dc:date>2013-01-25T09:20:00</dc:date>
            </office:change-info>
          </text:insertion>
        </text:changed-region>
        <text:changed-region xml:id="ct450584064" text:id="ct450584064">
          <text:insertion>
            <office:change-info>
              <dc:creator>Unknown Author</dc:creator>
              <dc:date>2013-01-25T09:21:00</dc:date>
            </office:change-info>
          </text:insertion>
        </text:changed-region>
        <text:changed-region xml:id="ct450683856" text:id="ct450683856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0683952" text:id="ct450683952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584288" text:id="ct450584288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584448" text:id="ct450584448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85213072" text:id="ct285213072">
          <text:insertion>
            <office:change-info>
              <dc:creator>Unknown Author</dc:creator>
              <dc:date>2013-01-25T09:55:00</dc:date>
            </office:change-info>
          </text:insertion>
        </text:changed-region>
        <text:changed-region xml:id="ct450374896" text:id="ct450374896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450684176" text:id="ct450684176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0374720" text:id="ct450374720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99449936" text:id="ct299449936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99450144" text:id="ct29945014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374304" text:id="ct450374304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299450352" text:id="ct299450352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622784" text:id="ct450622784">
          <text:deletion>
            <office:change-info>
              <dc:creator>Unknown Author</dc:creator>
              <dc:date>2013-01-25T09:28:00</dc:date>
            </office:change-info>
            <text:p text:style-name="P2">Dest ID</text:p>
          </text:deletion>
        </text:changed-region>
        <text:changed-region xml:id="ct450622576" text:id="ct450622576">
          <text:deletion>
            <office:change-info>
              <dc:creator>Unknown Author</dc:creator>
              <dc:date>2013-01-25T09:28:00</dc:date>
            </office:change-info>
            <text:p text:style-name="P2">Event ID</text:p>
          </text:deletion>
        </text:changed-region>
        <text:changed-region xml:id="ct450623216" text:id="ct450623216">
          <text:deletion>
            <office:change-info>
              <dc:creator>Unknown Author</dc:creator>
              <dc:date>2013-01-25T09:28:00</dc:date>
            </office:change-info>
            <text:p text:style-name="P2">Simple Node </text:p>
          </text:deletion>
        </text:changed-region>
        <text:changed-region xml:id="ct285212672" text:id="ct285212672">
          <text:deletion>
            <office:change-info>
              <dc:creator>Unknown Author</dc:creator>
              <dc:date>2013-01-25T09:28:00</dc:date>
            </office:change-info>
            <text:p text:style-name="P2">Header Format</text:p>
          </text:deletion>
        </text:changed-region>
        <text:changed-region xml:id="ct299622704" text:id="ct299622704">
          <text:deletion>
            <office:change-info>
              <dc:creator>Unknown Author</dc:creator>
              <dc:date>2013-01-25T09:28:00</dc:date>
            </office:change-info>
            <text:p text:style-name="P2">Data-part Content</text:p>
          </text:deletion>
        </text:changed-region>
        <text:changed-region xml:id="ct285212768" text:id="ct285212768">
          <text:deletion>
            <office:change-info>
              <dc:creator>Unknown Author</dc:creator>
              <dc:date>2013-01-25T09:28:00</dc:date>
            </office:change-info>
            <text:p text:style-name="P5">Datagram Content</text:p>
          </text:deletion>
        </text:changed-region>
        <text:changed-region xml:id="ct285212864" text:id="ct285212864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177632" text:id="ct45017763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85999696" text:id="ct285999696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623008" text:id="ct450623008">
          <text:deletion>
            <office:change-info>
              <dc:creator>Unknown Author</dc:creator>
              <dc:date>2013-01-25T09:28:00</dc:date>
            </office:change-info>
            <text:p text:style-name="P7">0x195B,4sss 1</text:p>
          </text:deletion>
        </text:changed-region>
        <text:changed-region xml:id="ct450177024" text:id="ct450177024">
          <text:deletion>
            <office:change-info>
              <dc:creator>Unknown Author</dc:creator>
              <dc:date>2013-01-25T09:28:00</dc:date>
            </office:change-info>
            <text:p text:style-name="P6">EventID</text:p>
          </text:deletion>
        </text:changed-region>
        <text:changed-region xml:id="ct285321344" text:id="ct285321344">
          <text:deletion>
            <office:change-info>
              <dc:creator>Unknown Author</dc:creator>
              <dc:date>2013-01-25T09:28:00</dc:date>
            </office:change-info>
            <text:p text:style-name="P5">Identify Consumer</text:p>
          </text:deletion>
        </text:changed-region>
        <text:changed-region xml:id="ct285321552" text:id="ct28532155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99437200" text:id="ct299437200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177120" text:id="ct450177120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285321648" text:id="ct285321648">
          <text:deletion>
            <office:change-info>
              <dc:creator>Unknown Author</dc:creator>
              <dc:date>2013-01-25T09:28:00</dc:date>
            </office:change-info>
            <text:p text:style-name="P6">0x198F,4sss</text:p>
          </text:deletion>
        </text:changed-region>
        <text:changed-region xml:id="ct299437360" text:id="ct299437360">
          <text:deletion>
            <office:change-info>
              <dc:creator>Unknown Author</dc:creator>
              <dc:date>2013-01-25T09:28:00</dc:date>
            </office:change-info>
            <text:p text:style-name="P6">Event ID</text:p>
          </text:deletion>
        </text:changed-region>
        <text:changed-region xml:id="ct450399536" text:id="ct450399536">
          <text:deletion>
            <office:change-info>
              <dc:creator>Unknown Author</dc:creator>
              <dc:date>2013-01-25T09:28:00</dc:date>
            </office:change-info>
            <text:p text:style-name="P5">Consumer Identified</text:p>
          </text:deletion>
        </text:changed-region>
        <text:changed-region xml:id="ct450399632" text:id="ct45039963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85321808" text:id="ct285321808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177216" text:id="ct450177216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177312" text:id="ct450177312">
          <text:deletion>
            <office:change-info>
              <dc:creator>Unknown Author</dc:creator>
              <dc:date>2013-01-25T09:28:00</dc:date>
            </office:change-info>
            <text:p text:style-name="P5">0x194C,4sss - Valid<text:span text:style-name="T1">2</text:span> <text:s text:c="4"/></text:p>
            <text:p text:style-name="P5">0x194C,5sss - Invalid <text:s/></text:p>
            <text:p text:style-name="P5">0x194C,6sss - Reserved</text:p>
            <text:p text:style-name="P5">0x194C,7sss - Unknown</text:p>
          </text:deletion>
        </text:changed-region>
        <text:changed-region xml:id="ct450177408" text:id="ct450177408">
          <text:deletion>
            <office:change-info>
              <dc:creator>Unknown Author</dc:creator>
              <dc:date>2013-01-25T09:28:00</dc:date>
            </office:change-info>
            <text:p text:style-name="P6">Event ID</text:p>
          </text:deletion>
        </text:changed-region>
        <text:changed-region xml:id="ct450406512" text:id="ct450406512">
          <text:deletion>
            <office:change-info>
              <dc:creator>Unknown Author</dc:creator>
              <dc:date>2013-01-25T09:28:00</dc:date>
            </office:change-info>
            <text:p text:style-name="P5">Consumer Range Identified</text:p>
          </text:deletion>
        </text:changed-region>
        <text:changed-region xml:id="ct450406608" text:id="ct450406608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391264" text:id="ct450391264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406704" text:id="ct450406704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406800" text:id="ct450406800">
          <text:deletion>
            <office:change-info>
              <dc:creator>Unknown Author</dc:creator>
              <dc:date>2013-01-25T09:28:00</dc:date>
            </office:change-info>
            <text:p text:style-name="P6">0x194A,4sss</text:p>
          </text:deletion>
        </text:changed-region>
        <text:changed-region xml:id="ct450390464" text:id="ct450390464">
          <text:deletion>
            <office:change-info>
              <dc:creator>Unknown Author</dc:creator>
              <dc:date>2013-01-25T09:28:00</dc:date>
            </office:change-info>
            <text:p text:style-name="P8">EventID Range</text:p>
          </text:deletion>
        </text:changed-region>
        <text:changed-region xml:id="ct450406288" text:id="ct450406288">
          <text:deletion>
            <office:change-info>
              <dc:creator>Unknown Author</dc:creator>
              <dc:date>2013-01-25T09:28:00</dc:date>
            </office:change-info>
            <text:p text:style-name="P5">Identify Producer</text:p>
          </text:deletion>
        </text:changed-region>
        <text:changed-region xml:id="ct450407664" text:id="ct450407664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592224" text:id="ct450592224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406992" text:id="ct450406992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286198432" text:id="ct286198432">
          <text:deletion>
            <office:change-info>
              <dc:creator>Unknown Author</dc:creator>
              <dc:date>2013-01-25T09:28:00</dc:date>
            </office:change-info>
            <text:p text:style-name="P6">0x1991,4sss</text:p>
          </text:deletion>
        </text:changed-region>
        <text:changed-region xml:id="ct450407104" text:id="ct450407104">
          <text:deletion>
            <office:change-info>
              <dc:creator>Unknown Author</dc:creator>
              <dc:date>2013-01-25T09:28:00</dc:date>
            </office:change-info>
            <text:p text:style-name="P6">Event ID</text:p>
          </text:deletion>
        </text:changed-region>
        <text:changed-region xml:id="ct450407504" text:id="ct450407504">
          <text:deletion>
            <office:change-info>
              <dc:creator>Unknown Author</dc:creator>
              <dc:date>2013-01-25T09:28:00</dc:date>
            </office:change-info>
            <text:p text:style-name="P5">Producer Identified</text:p>
          </text:deletion>
        </text:changed-region>
        <text:changed-region xml:id="ct450709232" text:id="ct45070923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407280" text:id="ct450407280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709344" text:id="ct450709344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709440" text:id="ct450709440">
          <text:deletion>
            <office:change-info>
              <dc:creator>Unknown Author</dc:creator>
              <dc:date>2013-01-25T09:28:00</dc:date>
            </office:change-info>
            <text:p text:style-name="P5">0x1954,4sss - Valid</text:p>
            <text:p text:style-name="P5">0x1954,5sss - Invalid</text:p>
            <text:p text:style-name="P5">0x1954,6sss - Reserved</text:p>
            <text:p text:style-name="P5">0x1954,7sss - Unknown</text:p>
          </text:deletion>
        </text:changed-region>
        <text:changed-region xml:id="ct450709536" text:id="ct450709536">
          <text:deletion>
            <office:change-info>
              <dc:creator>Unknown Author</dc:creator>
              <dc:date>2013-01-25T09:28:00</dc:date>
            </office:change-info>
            <text:p text:style-name="P6">Event ID</text:p>
          </text:deletion>
        </text:changed-region>
        <text:changed-region xml:id="ct450710192" text:id="ct450710192">
          <text:deletion>
            <office:change-info>
              <dc:creator>Unknown Author</dc:creator>
              <dc:date>2013-01-25T09:28:00</dc:date>
            </office:change-info>
            <text:p text:style-name="P5">Producer Identified Range</text:p>
          </text:deletion>
        </text:changed-region>
        <text:changed-region xml:id="ct450530400" text:id="ct450530400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450530496" text:id="ct450530496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592832" text:id="ct45059283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99600592" text:id="ct299600592">
          <text:deletion>
            <office:change-info>
              <dc:creator>Unknown Author</dc:creator>
              <dc:date>2013-01-25T09:28:00</dc:date>
            </office:change-info>
            <text:p text:style-name="P6">0x1952,4sss</text:p>
          </text:deletion>
        </text:changed-region>
        <text:changed-region xml:id="ct450709968" text:id="ct450709968">
          <text:deletion>
            <office:change-info>
              <dc:creator>Unknown Author</dc:creator>
              <dc:date>2013-01-25T09:28:00</dc:date>
            </office:change-info>
            <text:p text:style-name="P8">EventID Range</text:p>
          </text:deletion>
        </text:changed-region>
        <text:changed-region xml:id="ct299480144" text:id="ct299480144">
          <text:deletion>
            <office:change-info>
              <dc:creator>Unknown Author</dc:creator>
              <dc:date>2013-01-25T09:28:00</dc:date>
            </office:change-info>
            <text:p text:style-name="P5">Identify Events</text:p>
          </text:deletion>
        </text:changed-region>
        <text:changed-region xml:id="ct299480256" text:id="ct299480256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99480352" text:id="ct29948035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99480448" text:id="ct299480448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299480544" text:id="ct299480544">
          <text:deletion>
            <office:change-info>
              <dc:creator>Unknown Author</dc:creator>
              <dc:date>2013-01-25T09:28:00</dc:date>
            </office:change-info>
            <text:p text:style-name="P6">0x1997,0sss</text:p>
          </text:deletion>
        </text:changed-region>
        <text:changed-region xml:id="ct299480640" text:id="ct299480640">
          <text:deletion>
            <office:change-info>
              <dc:creator>Unknown Author</dc:creator>
              <dc:date>2013-01-25T09:28:00</dc:date>
            </office:change-info>
            <text:p text:style-name="P6">Y</text:p>
          </text:deletion>
        </text:changed-region>
        <text:changed-region xml:id="ct450709632" text:id="ct450709632">
          <text:deletion>
            <office:change-info>
              <dc:creator>Unknown Author</dc:creator>
              <dc:date>2013-01-25T09:28:00</dc:date>
            </office:change-info>
            <text:p text:style-name="P6">N</text:p>
          </text:deletion>
        </text:changed-region>
        <text:changed-region xml:id="ct286139280" text:id="ct286139280">
          <text:deletion>
            <office:change-info>
              <dc:creator>Unknown Author</dc:creator>
              <dc:date>2013-01-25T09:28:00</dc:date>
            </office:change-info>
            <text:p text:style-name="P9">N</text:p>
          </text:deletion>
        </text:changed-region>
        <text:changed-region xml:id="ct450709728" text:id="ct450709728">
          <text:deletion>
            <office:change-info>
              <dc:creator>Unknown Author</dc:creator>
              <dc:date>2013-01-25T09:28:00</dc:date>
            </office:change-info>
            <text:p text:style-name="P6">0x1996,8sss </text:p>
          </text:deletion>
        </text:changed-region>
        <text:changed-region xml:id="ct286139648" text:id="ct286139648">
          <text:deletion>
            <office:change-info>
              <dc:creator>Unknown Author</dc:creator>
              <dc:date>2013-01-25T09:28:00</dc:date>
            </office:change-info>
            <text:p text:style-name="P10">0ddd3</text:p>
          </text:deletion>
        </text:changed-region>
        <text:changed-region xml:id="ct299349504" text:id="ct299349504">
          <text:deletion>
            <office:change-info>
              <dc:creator>Unknown Author</dc:creator>
              <dc:date>2013-01-25T09:28:00</dc:date>
            </office:change-info>
            <text:p text:style-name="P11">Footnotes:<text:line-break/><text:span text:style-name="T1">1 <text:s/></text:span>sss - The 12-bit source alias field.<text:line-break/><text:span text:style-name="T1">2 </text:span><text:s/>Quality - Producer and Consumer Identified messages are flagged with the validity of the reply.<text:line-break/><text:span text:style-name="T1">3 </text:span>0ddd - First two bytes of the data-part, representing the 12-bit destination Alias, the top 4 bits are zero. <text:s/></text:p>
          </text:deletion>
        </text:changed-region>
        <text:changed-region xml:id="ct285999504" text:id="ct285999504">
          <text:insertion>
            <office:change-info>
              <dc:creator>Unknown Author</dc:creator>
              <dc:date>2013-01-25T09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text:change-start text:change-id="ct450661264"/></text:p>
      <text:p text:style-name="Standard">This document describes the required message formats for datagram transport. §4 gives an overview of th<text:change-end text:change-id="ct450661264"/><text:change-start text:change-id="ct285617696"/>e message types with an abstract numeric description intended as a normative guide to the construction of concrete message types over specific physical transport media. §§7–ff. describe in concrete detail the implementation of the datagram transport message formats for the <text:change-end text:change-id="ct285617696"/><text:change-start text:change-id="ct286002832"/>specific physical transport media that have been adopted as normative standards.<text:change-end text:change-id="ct286002832"/></text:p>
      <text:h text:style-name="Heading_20_1" text:outline-level="1">References and Context (Normative)</text:h>
      <text:p text:style-name="Standard">This specification is in the context of the following OpenLCB-CAN <text:change text:change-id="ct450661600"/><text:change-start text:change-id="ct450661440"/>Standards<text:change-end text:change-id="ct450661440"/>:</text:p>
      <text:list xml:id="list1421545666" text:continue-list="list2770410350847503745" text:style-name="L1">
        <text:list-item>
          <text:p text:style-name="P1"><text:change-start text:change-id="ct299152992"/>The OpenLCB Message Network Standard, which <text:span text:style-name="T6">defines the basic messages and how they interact. Higher-level protocols are based on this message network, but are defined elsewhere.</text:span> The Message Network Standard defines the Initialized node state which is referenced here.</text:p>
        </text:list-item>
        <text:list-item>
          <text:p text:style-name="P1"><text:change-end text:change-id="ct299152992"/>The OpenLCB Frame Transport Standard, which specifies the use and format of CAN frames for OpenLCB communications.<text:change text:change-id="ct285618160"/></text:p>
        </text:list-item>
      </text:list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change-start text:change-id="ct299640032"/>The Common MTI is an abstract numeric description intended as a normative guide to the construction of concrete message formats over <text:soft-page-break/>specific <text:change-end text:change-id="ct299640032"/><text:change-start text:change-id="ct299640128"/>physical transport media.<text:change-end text:change-id="ct299640128"/> <text:change text:change-id="ct299639792"/><text:s text:c="2"/></text:p>
      <text:h text:style-name="Heading_20_2" text:outline-level="2">Datagram Content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Dest ID</text:p>
          </table:table-cell>
          <table:table-cell table:style-name="Table4.A1" office:value-type="string">
            <text:p text:style-name="P2">Event ID</text:p>
          </table:table-cell>
          <table:table-cell table:style-name="Table4.A1" office:value-type="string">
            <text:p text:style-name="P2">Common<text:change-start text:change-id="ct299485648"/> MTI<text:change-end text:change-id="ct299485648"/><text:change text:change-id="ct299485744"/></text:p>
          </table:table-cell>
          <table:table-cell table:style-name="Table4.E1" office:value-type="string">
            <text:p text:style-name="P2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6">Y</text:p>
          </table:table-cell>
          <table:table-cell table:style-name="Table4.A2" office:value-type="string">
            <text:p text:style-name="P6">N</text:p>
          </table:table-cell>
          <table:table-cell table:style-name="Table4.A2" office:value-type="string">
            <text:p text:style-name="P6">0x1C48</text:p>
          </table:table-cell>
          <table:table-cell table:style-name="Table4.E2" office:value-type="string">
            <text:p text:style-name="P6">0-72 bytes</text:p>
          </table:table-cell>
        </table:table-row>
      </table:table>
      <text:p text:style-name="Standard"/>
      <text:h text:style-name="Heading_20_3" text:outline-level="3"><text:change text:change-id="ct299640384"/></text:h>
      <text:h text:style-name="Heading_20_2" text:outline-level="2"><text:soft-page-break/>Datagram Received OK</text:h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t ID</text:p>
          </table:table-cell>
          <table:table-cell table:style-name="Table2.A1" office:value-type="string">
            <text:p text:style-name="P2">Event ID</text:p>
          </table:table-cell>
          <table:table-cell table:style-name="Table2.A1" office:value-type="string">
            <text:p text:style-name="P2">Common<text:change-start text:change-id="ct299481664"/> MTI<text:change-end text:change-id="ct299481664"/><text:change text:change-id="ct299481760"/></text:p>
          </table:table-cell>
          <table:table-cell table:style-name="Table2.E1" office:value-type="string">
            <text:p text:style-name="P2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6">Y</text:p>
          </table:table-cell>
          <table:table-cell table:style-name="Table2.A2" office:value-type="string">
            <text:p text:style-name="P6">N</text:p>
          </table:table-cell>
          <table:table-cell table:style-name="Table2.A2" office:value-type="string">
            <text:p text:style-name="P6">0x0A28</text:p>
          </table:table-cell>
          <table:table-cell table:style-name="Table2.E2" office:value-type="string">
            <text:p text:style-name="P6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t ID</text:p>
          </table:table-cell>
          <table:table-cell table:style-name="Table3.A1" office:value-type="string">
            <text:p text:style-name="P2">Event ID</text:p>
          </table:table-cell>
          <table:table-cell table:style-name="Table3.A1" office:value-type="string">
            <text:p text:style-name="P2">Common<text:change-start text:change-id="ct299526912"/> MTI<text:change-end text:change-id="ct299526912"/><text:change text:change-id="ct299526400"/></text:p>
          </table:table-cell>
          <table:table-cell table:style-name="Table3.E1" office:value-type="string">
            <text:p text:style-name="P2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6">Y</text:p>
          </table:table-cell>
          <table:table-cell table:style-name="Table3.A2" office:value-type="string">
            <text:p text:style-name="P6">N</text:p>
          </table:table-cell>
          <table:table-cell table:style-name="Table3.A2" office:value-type="string">
            <text:p text:style-name="P6">0x0A48</text:p>
          </table:table-cell>
          <table:table-cell table:style-name="Table3.E2" office:value-type="string">
            <text:p text:style-name="P6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859416751042993598" text:style-name="L4">
        <text:list-item>
          <text:p text:style-name="P42">0x1000 Permanent error – The received datagram will always invoke the same error<text:change-start text:change-id="ct354929568"/>.<text:change-end text:change-id="ct354929568"/></text:p>
        </text:list-item>
        <text:list-item>
          <text:p text:style-name="P42">0x2000 Resend OK – The error condition may be cleared, so a resend of the original datagram can be attempted<text:change-start text:change-id="ct283879104"/>.<text:change-end text:change-id="ct283879104"/></text:p>
        </text:list-item>
        <text:list-item>
          <text:p text:style-name="P42">0x4000 Transport error – The error could have been due to a failure in message/frame transport<text:change-start text:change-id="ct450251856"/>. May be combined with Resend OK flag.<text:change-end text:change-id="ct450251856"/></text:p>
        </text:list-item>
      </text:list>
      <text:p text:style-name="Standard"><text:change text:change-id="ct168749360"/><text:change-start text:change-id="ct282453824"/>Additional flags<text:change-end text:change-id="ct282453824"/> values for the 16-bit field:</text:p>
      <text:list xml:id="list915041270" text:continue-list="list3683275371403660808" text:style-name="L2">
        <text:list-item>
          <text:p text:style-name="P3">0x<text:change-start text:change-id="ct271891632"/>0<text:change-end text:change-id="ct271891632"/><text:change text:change-id="ct355449536"/>020 – <text:change text:change-id="ct355003392"/><text:change-start text:change-id="ct355199040"/>S<text:change-end text:change-id="ct355199040"/>ource not permitted – this node will not accept datagrams of this type from the transmitting node</text:p>
        </text:list-item>
        <text:list-item>
          <text:p text:style-name="P3"><text:soft-page-break/>0x<text:change-start text:change-id="ct283911376"/>0<text:change-end text:change-id="ct283911376"/><text:change text:change-id="ct329907648"/>040 – <text:change text:change-id="ct54359584"/><text:change-start text:change-id="ct330087552"/>D<text:change-end text:change-id="ct330087552"/>atagrams not accepted – this node will not accept datagrams of this type from any node</text:p>
        </text:list-item>
        <text:list-item>
          <text:p text:style-name="P3"><text:change text:change-id="ct167826960"/></text:p>
        </text:list-item>
      </text:list>
      <text:p text:style-name="Standard"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<text:change text:change-id="ct285999408"/></text:h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1">nd</text:span> Datagram Content message before sending a reply to the the 1<text:span text:style-name="T1">st</text:span> Datagram Content message, it may, but is not required to, reject the 2<text:span text:style-name="T1">nd</text:span> Datagram by sending a <text:soft-page-break/>Datagram Rejected message with the <text:change text:change-id="ct299622496"/><text:change-start text:change-id="ct299622608"/>Transport error and Resend OK<text:change-end text:change-id="ct299622608"/> error flag bit<text:change-start text:change-id="ct299622352"/>s<text:change-end text:change-id="ct299622352"/> set.</text:p>
      <text:p text:style-name="Standard">Upon receipt of a Datagram Rejected message with the Resend<text:change-start text:change-id="ct450403040"/> <text:change-end text:change-id="ct450403040"/><text:change text:change-id="ct450403136"/>OK bit sent, the original transmitting node may resend the same Datagram Content message, or may abandon the transmission attempt.</text:p>
      <text:p text:style-name="Standard">Upon receipt of a Datagram Rejected message with the Resend<text:change-start text:change-id="ct285999088"/> <text:change-end text:change-id="ct285999088"/><text:change text:change-id="ct285999184"/>OK bit resent, the original transmitting node shall abandon the transmission attempt and not resend the original Datagram Content message.</text:p>
      <text:h text:style-name="Heading_20_3" text:outline-level="3"><text:change text:change-id="ct285999280"/></text:h>
      <text:h text:style-name="Heading_20_1" text:outline-level="1"><text:change-start text:change-id="ct285719312"/>Adaptation to CAN Transport</text:h>
      <text:p text:style-name="Standard">This section describes the CAN implementation of the datagram transport message formats.</text:p>
      <text:p text:style-name="Standard">Due to the limitations of CAN, namely a 29-bit header and 8-byte data-part, the format of CAN Event <text:s/>messages have been adapted, as per the following table. <text:s/><text:change-end text:change-id="ct285719312"/></text:p>
      <table:table table:name="CanTransport" table:style-name="CanTransport">
        <table:table-column table:style-name="CanTransport.A"/>
        <table:table-column table:style-name="CanTransport.B" table:number-columns-repeated="2"/>
        <table:table-column table:style-name="CanTransport.D"/>
        <table:table-column table:style-name="CanTransport.E"/>
        <table:table-header-rows>
          <table:table-row>
            <table:table-cell table:style-name="CanTransport.A1" office:value-type="string">
              <text:p text:style-name="Table_20_Heading"><text:change-start text:change-id="ct450672832"/>Name<text:change-end text:change-id="ct450672832"/></text:p>
            </table:table-cell>
            <table:table-cell table:style-name="CanTransport.A1" office:value-type="string">
              <text:p text:style-name="P28"><text:change-start text:change-id="ct450672688"/>Dest ID<text:change-end text:change-id="ct450672688"/></text:p>
            </table:table-cell>
            <table:table-cell table:style-name="CanTransport.A1" office:value-type="string">
              <text:p text:style-name="P28"><text:change-start text:change-id="ct450402656"/>Event ID<text:change-end text:change-id="ct450402656"/></text:p>
            </table:table-cell>
            <table:table-cell table:style-name="CanTransport.A1" office:value-type="string">
              <text:p text:style-name="P28"><text:change-start text:change-id="ct450672464"/>Header Format<text:change-end text:change-id="ct450672464"/></text:p>
            </table:table-cell>
            <table:table-cell table:style-name="CanTransport.E1" office:value-type="string">
              <text:p text:style-name="P28"><text:change-start text:change-id="ct299622944"/>Data-part Content<text:change-end text:change-id="ct299622944"/></text:p>
            </table:table-cell>
          </table:table-row>
        </table:table-header-rows>
        <table:table-row>
          <table:table-cell table:style-name="CanTransport.A2" office:value-type="string">
            <text:p text:style-name="Table_20_Contents"><text:change-start text:change-id="ct450381536"/>Datagram Content<text:change-end text:change-id="ct450381536"/></text:p>
          </table:table-cell>
          <table:table-cell table:style-name="CanTransport.A2" office:value-type="string">
            <text:p text:style-name="P6"><text:change-start text:change-id="ct450402784"/>Y<text:change-end text:change-id="ct450402784"/></text:p>
          </table:table-cell>
          <table:table-cell table:style-name="CanTransport.A2" office:value-type="string">
            <text:p text:style-name="P6"><text:change-start text:change-id="ct450403552"/>N<text:change-end text:change-id="ct450403552"/></text:p>
          </table:table-cell>
          <table:table-cell table:style-name="CanTransport.A2" office:value-type="string">
            <text:p text:style-name="P6"><text:change-start text:change-id="ct450381728"/>0x1Add,dsss<text:note text:id="ftn1" text:note-class="footnote"><text:note-citation>1</text:note-citation><text:note-body><text:p text:style-name="Footnote"><text:change-start text:change-id="ct450403712"/>sss —The 12-bit source alias field <text:change-end text:change-id="ct450403712"/></text:p></text:note-body></text:note> — Single<text:change-end text:change-id="ct450381728"/><text:change-start text:change-id="ct450583888"/><text:note text:id="ftn2" text:note-class="footnote"><text:note-citation>2</text:note-citation><text:note-body><text:p text:style-name="Footnote"><text:change-start text:change-id="ct450403888"/>Quality — Because CAN frames are limited to 8 bytes, datagrams larger than 8 bytes must be broken up among multiple messages. Thus, four distinct message types are defined to aid in flow control.<text:change-end text:change-id="ct450403888"/></text:p></text:note-body></text:note><text:change-end text:change-id="ct450583888"/><text:change-start text:change-id="ct450381952"/></text:p>
            <text:p text:style-name="P6">0x1Bdd,dsss — First</text:p>
            <text:p text:style-name="P6">0x1Cdd,dsss — Middle</text:p>
            <text:p text:style-name="P6">0x1Ddd,dsss — Last<text:change-end text:change-id="ct450381952"/></text:p>
          </table:table-cell>
          <table:table-cell table:style-name="CanTransport.E2" office:value-type="string">
            <text:p text:style-name="P6"><text:change-start text:change-id="ct450584064"/>0–8 bytes<text:change-end text:change-id="ct450584064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450683856"/>Datagram Received OK<text:change-end text:change-id="ct450683856"/></text:p>
          </table:table-cell>
          <table:table-cell table:style-name="CanTransport.A2" office:value-type="string">
            <text:p text:style-name="P6"><text:change-start text:change-id="ct450683952"/>Y<text:change-end text:change-id="ct450683952"/></text:p>
          </table:table-cell>
          <table:table-cell table:style-name="CanTransport.A2" office:value-type="string">
            <text:p text:style-name="P6"><text:change-start text:change-id="ct450584288"/>N<text:change-end text:change-id="ct450584288"/></text:p>
          </table:table-cell>
          <table:table-cell table:style-name="CanTransport.A2" office:value-type="string">
            <text:p text:style-name="P6"><text:change-start text:change-id="ct450584448"/>0x19A2,8sss<text:change-end text:change-id="ct450584448"/></text:p>
          </table:table-cell>
          <table:table-cell table:style-name="CanTransport.E2" office:value-type="string">
            <text:p text:style-name="P6"><text:change-start text:change-id="ct285213072"/>0x<text:change-end text:change-id="ct285213072"/><text:change-start text:change-id="ct450374896"/>fddd<text:note text:id="ftn3" text:note-class="footnote"><text:note-citation>3</text:note-citation><text:note-body><text:p text:style-name="Footnote">0ddd — First two bytes of the data-part, representing the 12-bit destination Alias. See the OpenLCB-CAN Frame Transport Standard.</text:p></text:note-body></text:note><text:change-end text:change-id="ct450374896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450684176"/>Datagram Rejected<text:change-end text:change-id="ct450684176"/></text:p>
          </table:table-cell>
          <table:table-cell table:style-name="CanTransport.A2" office:value-type="string">
            <text:p text:style-name="P6"><text:change-start text:change-id="ct450374720"/>Y<text:change-end text:change-id="ct450374720"/></text:p>
          </table:table-cell>
          <table:table-cell table:style-name="CanTransport.A2" office:value-type="string">
            <text:p text:style-name="P6"><text:change-start text:change-id="ct299449936"/>N<text:change-end text:change-id="ct299449936"/></text:p>
          </table:table-cell>
          <table:table-cell table:style-name="CanTransport.A2" office:value-type="string">
            <text:p text:style-name="P6"><text:change-start text:change-id="ct299450144"/>0x19A4,8sss<text:change-end text:change-id="ct299450144"/></text:p>
          </table:table-cell>
          <table:table-cell table:style-name="CanTransport.E2" office:value-type="string">
            <text:p text:style-name="P6"><text:change-start text:change-id="ct450374304"/>0xfddd, <text:change-end text:change-id="ct450374304"/><text:change-start text:change-id="ct299450352"/>Error Code<text:change-end text:change-id="ct299450352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<text:change text:change-id="ct450622784"/></text:p>
          </table:table-cell>
          <table:table-cell table:style-name="Table9.A1" office:value-type="string">
            <text:p text:style-name="P2"><text:change text:change-id="ct450622576"/></text:p>
          </table:table-cell>
          <table:table-cell table:style-name="Table9.A1" office:value-type="string">
            <text:p text:style-name="P2"><text:change text:change-id="ct450623216"/></text:p>
          </table:table-cell>
          <table:table-cell table:style-name="Table9.A1" office:value-type="string">
            <text:p text:style-name="P2"><text:change text:change-id="ct285212672"/></text:p>
          </table:table-cell>
          <table:table-cell table:style-name="Table9.F1" office:value-type="string">
            <text:p text:style-name="P2"><text:change text:change-id="ct299622704"/></text:p>
          </table:table-cell>
        </table:table-row>
        <table:table-row>
          <table:table-cell table:style-name="Table9.A2" office:value-type="string">
            <text:p text:style-name="P5"><text:change text:change-id="ct285212768"/></text:p>
          </table:table-cell>
          <table:table-cell table:style-name="Table9.A2" office:value-type="string">
            <text:p text:style-name="P6"><text:change text:change-id="ct285212864"/></text:p>
          </table:table-cell>
          <table:table-cell table:style-name="Table9.A2" office:value-type="string">
            <text:p text:style-name="P6"><text:change text:change-id="ct450177632"/></text:p>
          </table:table-cell>
          <table:table-cell table:style-name="Table9.A2" office:value-type="string">
            <text:p text:style-name="P6"><text:change text:change-id="ct285999696"/></text:p>
          </table:table-cell>
          <table:table-cell table:style-name="Table9.A2" office:value-type="string">
            <text:p text:style-name="P7"><text:change text:change-id="ct450623008"/></text:p>
          </table:table-cell>
          <table:table-cell table:style-name="Table9.F2" office:value-type="string">
            <text:p text:style-name="P6"><text:change text:change-id="ct450177024"/></text:p>
          </table:table-cell>
        </table:table-row>
        <table:table-row>
          <table:table-cell table:style-name="Table9.A2" office:value-type="string">
            <text:p text:style-name="P5"><text:change text:change-id="ct285321344"/></text:p>
          </table:table-cell>
          <table:table-cell table:style-name="Table9.A2" office:value-type="string">
            <text:p text:style-name="P6"><text:change text:change-id="ct285321552"/></text:p>
          </table:table-cell>
          <table:table-cell table:style-name="Table9.A2" office:value-type="string">
            <text:p text:style-name="P6"><text:change text:change-id="ct299437200"/></text:p>
          </table:table-cell>
          <table:table-cell table:style-name="Table9.A2" office:value-type="string">
            <text:p text:style-name="P6"><text:change text:change-id="ct450177120"/></text:p>
          </table:table-cell>
          <table:table-cell table:style-name="Table9.A2" office:value-type="string">
            <text:p text:style-name="P6"><text:change text:change-id="ct285321648"/></text:p>
          </table:table-cell>
          <table:table-cell table:style-name="Table9.F2" office:value-type="string">
            <text:p text:style-name="P6"><text:change text:change-id="ct299437360"/></text:p>
          </table:table-cell>
        </table:table-row>
        <table:table-row>
          <table:table-cell table:style-name="Table9.A2" office:value-type="string">
            <text:p text:style-name="P5"><text:change text:change-id="ct450399536"/></text:p>
          </table:table-cell>
          <table:table-cell table:style-name="Table9.A2" office:value-type="string">
            <text:p text:style-name="P6"><text:change text:change-id="ct450399632"/></text:p>
          </table:table-cell>
          <table:table-cell table:style-name="Table9.A2" office:value-type="string">
            <text:p text:style-name="P6"><text:change text:change-id="ct285321808"/></text:p>
          </table:table-cell>
          <table:table-cell table:style-name="Table9.A2" office:value-type="string">
            <text:p text:style-name="P6"><text:change text:change-id="ct450177216"/></text:p>
          </table:table-cell>
          <table:table-cell table:style-name="Table9.A2" office:value-type="string">
            <text:p text:style-name="P5"><text:change text:change-id="ct450177312"/></text:p>
          </table:table-cell>
          <table:table-cell table:style-name="Table9.F2" office:value-type="string">
            <text:p text:style-name="P6"><text:change text:change-id="ct450177408"/></text:p>
          </table:table-cell>
        </table:table-row>
        <table:table-row>
          <table:table-cell table:style-name="Table9.A2" office:value-type="string">
            <text:p text:style-name="P5"><text:change text:change-id="ct450406512"/></text:p>
          </table:table-cell>
          <table:table-cell table:style-name="Table9.A2" office:value-type="string">
            <text:p text:style-name="P6"><text:change text:change-id="ct450406608"/></text:p>
          </table:table-cell>
          <table:table-cell table:style-name="Table9.A2" office:value-type="string">
            <text:p text:style-name="P6"><text:change text:change-id="ct450391264"/></text:p>
          </table:table-cell>
          <table:table-cell table:style-name="Table9.A2" office:value-type="string">
            <text:p text:style-name="P6"><text:change text:change-id="ct450406704"/></text:p>
          </table:table-cell>
          <table:table-cell table:style-name="Table9.A2" office:value-type="string">
            <text:p text:style-name="P6"><text:change text:change-id="ct450406800"/></text:p>
          </table:table-cell>
          <table:table-cell table:style-name="Table9.F2" office:value-type="string">
            <text:p text:style-name="P8"><text:change text:change-id="ct450390464"/></text:p>
          </table:table-cell>
        </table:table-row>
        <table:table-row>
          <table:table-cell table:style-name="Table9.A2" office:value-type="string">
            <text:p text:style-name="P5"><text:change text:change-id="ct450406288"/></text:p>
          </table:table-cell>
          <table:table-cell table:style-name="Table9.A2" office:value-type="string">
            <text:p text:style-name="P6"><text:change text:change-id="ct450407664"/></text:p>
          </table:table-cell>
          <table:table-cell table:style-name="Table9.A2" office:value-type="string">
            <text:p text:style-name="P6"><text:change text:change-id="ct450592224"/></text:p>
          </table:table-cell>
          <table:table-cell table:style-name="Table9.A2" office:value-type="string">
            <text:p text:style-name="P6"><text:change text:change-id="ct450406992"/></text:p>
          </table:table-cell>
          <table:table-cell table:style-name="Table9.A2" office:value-type="string">
            <text:p text:style-name="P6"><text:change text:change-id="ct286198432"/></text:p>
          </table:table-cell>
          <table:table-cell table:style-name="Table9.F2" office:value-type="string">
            <text:p text:style-name="P6"><text:change text:change-id="ct450407104"/></text:p>
          </table:table-cell>
        </table:table-row>
        <table:table-row>
          <table:table-cell table:style-name="Table9.A2" office:value-type="string">
            <text:p text:style-name="P5"><text:change text:change-id="ct450407504"/></text:p>
          </table:table-cell>
          <table:table-cell table:style-name="Table9.A2" office:value-type="string">
            <text:p text:style-name="P6"><text:change text:change-id="ct450709232"/></text:p>
          </table:table-cell>
          <table:table-cell table:style-name="Table9.A2" office:value-type="string">
            <text:p text:style-name="P6"><text:change text:change-id="ct450407280"/></text:p>
          </table:table-cell>
          <table:table-cell table:style-name="Table9.A2" office:value-type="string">
            <text:p text:style-name="P6"><text:change text:change-id="ct450709344"/></text:p>
          </table:table-cell>
          <table:table-cell table:style-name="Table9.A2" office:value-type="string">
            <text:p text:style-name="P5"><text:change text:change-id="ct450709440"/></text:p>
          </table:table-cell>
          <table:table-cell table:style-name="Table9.F2" office:value-type="string">
            <text:p text:style-name="P6"><text:change text:change-id="ct450709536"/></text:p>
          </table:table-cell>
        </table:table-row>
        <table:table-row>
          <table:table-cell table:style-name="Table9.A2" office:value-type="string">
            <text:p text:style-name="P5"><text:change text:change-id="ct450710192"/></text:p>
          </table:table-cell>
          <table:table-cell table:style-name="Table9.A2" office:value-type="string">
            <text:p text:style-name="P6"><text:change text:change-id="ct450530400"/></text:p>
          </table:table-cell>
          <table:table-cell table:style-name="Table9.A2" office:value-type="string">
            <text:p text:style-name="P6"><text:change text:change-id="ct450530496"/></text:p>
          </table:table-cell>
          <table:table-cell table:style-name="Table9.A2" office:value-type="string">
            <text:p text:style-name="P6"><text:change text:change-id="ct450592832"/></text:p>
          </table:table-cell>
          <table:table-cell table:style-name="Table9.A2" office:value-type="string">
            <text:p text:style-name="P6"><text:change text:change-id="ct299600592"/></text:p>
          </table:table-cell>
          <table:table-cell table:style-name="Table9.F2" office:value-type="string">
            <text:p text:style-name="P8"><text:change text:change-id="ct450709968"/></text:p>
          </table:table-cell>
        </table:table-row>
        <table:table-row>
          <table:table-cell table:style-name="Table9.A2" table:number-rows-spanned="2" office:value-type="string">
            <text:p text:style-name="P5"><text:change text:change-id="ct299480144"/></text:p>
          </table:table-cell>
          <table:table-cell table:style-name="Table9.A2" office:value-type="string">
            <text:p text:style-name="P6"><text:change text:change-id="ct299480256"/></text:p>
          </table:table-cell>
          <table:table-cell table:style-name="Table9.A2" office:value-type="string">
            <text:p text:style-name="P6"><text:change text:change-id="ct299480352"/></text:p>
          </table:table-cell>
          <table:table-cell table:style-name="Table9.A2" office:value-type="string">
            <text:p text:style-name="P6"><text:change text:change-id="ct299480448"/></text:p>
          </table:table-cell>
          <table:table-cell table:style-name="Table9.A2" office:value-type="string">
            <text:p text:style-name="P6"><text:change text:change-id="ct299480544"/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covered-table-cell/>
          <table:table-cell table:style-name="Table9.A2" office:value-type="string">
            <text:p text:style-name="P6"><text:change text:change-id="ct299480640"/></text:p>
          </table:table-cell>
          <table:table-cell table:style-name="Table9.A2" office:value-type="string">
            <text:p text:style-name="P6"><text:change text:change-id="ct450709632"/></text:p>
          </table:table-cell>
          <table:table-cell table:style-name="Table9.A2" office:value-type="string">
            <text:p text:style-name="P9"><text:change text:change-id="ct286139280"/></text:p>
          </table:table-cell>
          <table:table-cell table:style-name="Table9.A2" office:value-type="string">
            <text:p text:style-name="P6"><text:change text:change-id="ct450709728"/></text:p>
          </table:table-cell>
          <table:table-cell table:style-name="Table9.F2" office:value-type="string">
            <text:p text:style-name="P10"><text:change text:change-id="ct286139648"/></text:p>
          </table:table-cell>
        </table:table-row>
        <table:table-row>
          <table:table-cell table:style-name="Table9.F2" table:number-columns-spanned="6" office:value-type="string">
            <text:p text:style-name="P11"><text:change text:change-id="ct29934950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change-start text:change-id="ct285999504"/></text:p>
      <text:h text:style-name="Heading_20_2" text:outline-level="2">Interactions</text:h>
      <text:h text:style-name="Heading_20_3" text:outline-level="3">Normal Transmission</text:h>
      <text:p text:style-name="Standard">Normal transmission of a datagram over CAN consists of the transmitting node sending the Datagram Content message using one of two sequences of Datagram frames:</text:p>
      <text:list xml:id="list720834406" text:continue-list="list1739219900" text:style-name="L3">
        <text:list-item>
          <text:p text:style-name="P4">One Datagram Content Single Frame</text:p>
        </text:list-item>
        <text:list-item>
          <text:p text:style-name="P4"><text:soft-page-break/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3" text:outline-level="3">Rejected Transmission</text:h>
      <text:p text:style-name="Standard">If a receiving node receives a sequence of Datagram frames other than one of</text:p>
      <text:list xml:id="list861214598" text:continue-numbering="true" text:style-name="L3">
        <text:list-item>
          <text:p text:style-name="P4">One Datagram Content Single Frame</text:p>
        </text:list-item>
        <text:list-item>
          <text:p text:style-name="P4">One Datagram Content First Frame, followed by zero or more Datagram Content Middle Frame, followed by one Datagram Content Last Frame</text:p>
        </text:list-item>
      </text:list>
      <text:p text:style-name="Table_20_Contents">the receiving node shall send a Datagram Rejected message with the Transport error and Resend OK bits set.<text:change-end text:change-id="ct28599950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9"><text:s/>1 Introduction (Informative)<text:tab/>1</text:p>
          <text:p text:style-name="P29"><text:s/>2 Intended Use (Informative)<text:tab/>1</text:p>
          <text:p text:style-name="P29"><text:s/>3 References and Context (Normative)<text:tab/>1</text:p>
          <text:p text:style-name="P29"><text:s/>4 Message Formats (Normative)<text:tab/>1</text:p>
          <text:p text:style-name="P30"><text:s/>4.1 Datagram Content<text:tab/>2</text:p>
          <text:p text:style-name="P31"><text:s/>4.1.1 CAN-Datagram Content Single Frame<text:tab/>2</text:p>
          <text:p text:style-name="P31"><text:s/>4.1.2 CAN-Datagram Content First Frame<text:tab/>2</text:p>
          <text:p text:style-name="P31"><text:s/>4.1.3 CAN-Datagram Content Middle Frame<text:tab/>2</text:p>
          <text:p text:style-name="P31"><text:s/>4.1.4 CAN Datagram Content Last Frame<text:tab/>3</text:p>
          <text:p text:style-name="P30"><text:s/>4.2 Datagram Received OK<text:tab/>3</text:p>
          <text:p text:style-name="P30"><text:s/>4.3 Datagram Rejected<text:tab/>3</text:p>
          <text:p text:style-name="P31"><text:s/>4.3.1 Error Codes<text:tab/>3</text:p>
          <text:p text:style-name="P29"><text:s/>5 States (Normative)<text:tab/>4</text:p>
          <text:p text:style-name="P29"><text:s/>6 Interactions (Normative)<text:tab/>4</text:p>
          <text:p text:style-name="P30"><text:s/>6.1 Normal Transmission<text:tab/>4</text:p>
          <text:p text:style-name="P31"><text:s/>6.1.1 CAN Protocol<text:tab/>4</text:p>
          <text:p text:style-name="P30"><text:s/>6.2 Rejected Transmission<text:tab/>4</text:p>
          <text:p text:style-name="P31"><text:s/>6.2.1 CAN Protocol<text:tab/>5</text:p>
          <text:p text:style-name="P29"><text:s/>7 Adaptation to CAN Transport<text:tab/>5</text:p>
          <text:p text:style-name="P30"><text:s/>7.1 Interactions<text:tab/>6</text:p>
          <text:p text:style-name="P31"><text:s/>7.1.1 Normal Transmission<text:tab/>6</text:p>
          <text:p text:style-name="P30"><text:s/>7.2 Rejected Transmission<text:tab/>7</text:p>
        </text:index-body>
      </text:table-of-conten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6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7</text:page-number></text:span></text:span><text:span text:style-name="Page_20_Number"><text:span text:style-name="MT2"> of </text:span></text:span><text:span text:style-name="Page_20_Number"><text:span text:style-name="MT2"><text:page-count style:num-format="1">7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5T10:42:42">1/25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7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5T10:42:42">Jan 2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7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5T10:42:42">1/25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94</meta:editing-cycles>
    <meta:editing-duration>PT14H41M8S</meta:editing-duration>
    <meta:generator>OpenOffice.org/3.4.1$Unix OpenOffice.org_project/341m1$Build-9593</meta:generator>
    <dc:date>2013-01-25T10:42:42</dc:date>
    <meta:keyword>OpenLCB-CAN Datagram Transport</meta:keyword>
    <meta:document-statistic meta:table-count="10" meta:image-count="1" meta:object-count="0" meta:page-count="7" meta:paragraph-count="282" meta:word-count="1681" meta:character-count="10364"/>
    <meta:user-defined meta:name="Info 1"/>
    <meta:user-defined meta:name="Info 2"/>
    <meta:user-defined meta:name="Info 3"/>
    <meta:user-defined meta:name="Info 4"/>
  </office:meta>
</office:document-meta>
</file>